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f3f" officeooo:paragraph-rsid="000dc727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b07a3" officeooo:paragraph-rsid="000dc727" style:font-size-asian="16pt" style:font-size-complex="16pt"/>
    </style:style>
    <style:style style:name="P3" style:family="paragraph" style:parent-style-name="Standard">
      <style:text-properties officeooo:rsid="00125c6e" officeooo:paragraph-rsid="000dc727"/>
    </style:style>
    <style:style style:name="P4" style:family="paragraph" style:parent-style-name="Standard">
      <style:text-properties officeooo:rsid="000b07a3" officeooo:paragraph-rsid="000dc727"/>
    </style:style>
    <style:style style:name="P5" style:family="paragraph" style:parent-style-name="Standard">
      <style:text-properties officeooo:rsid="000eb800" officeooo:paragraph-rsid="000eb8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 Programming Interview Questions</text:p>
      <text:p text:style-name="P2"/>
      <text:p text:style-name="P3">in one file global variable int i; is declared as static. In another file it is extern int i=100;</text:p>
      <text:p text:style-name="P3">Is this valid ?</text:p>
      <text:p text:style-name="P3"/>
      <text:p text:style-name="P4">Bit manipulation : </text:p>
      <text:p text:style-name="P4"/>
      <text:p text:style-name="P4">Write the logic for setting nth bit.</text:p>
      <text:p text:style-name="P4">Write the logic for clearing nth bit.</text:p>
      <text:p text:style-name="P4">Write the logic for toggling nth bit.</text:p>
      <text:p text:style-name="P4">Write the logic for setting nth to mth bits, where n &gt; m.</text:p>
      <text:p text:style-name="P4">Write the logic for clearing nth to mth bits, where n &gt; m.</text:p>
      <text:p text:style-name="P4">Write the logic for toggling nth to mth bits, where n &gt; m.</text:p>
      <text:p text:style-name="P4">Program for finding number of 1s and 0s in a 32-bit number.</text:p>
      <text:p text:style-name="P4"/>
      <text:p text:style-name="P4">Program for finding whether a number is power of 2 or not.</text:p>
      <text:p text:style-name="P4">if((n) &amp; (n-1)){n is a power of 2}</text:p>
      <text:p text:style-name="P4"/>
      <text:p text:style-name="P4">Program for finding whether a number is even or odd.</text:p>
      <text:p text:style-name="P4">if((n) &amp; (1))</text:p>
      <text:p text:style-name="P4">{odd}</text:p>
      <text:p text:style-name="P4">else</text:p>
      <text:p text:style-name="P4">{even}</text:p>
      <text:p text:style-name="P4"/>
      <text:p text:style-name="P4">Write a function to swap even bits with consecutive odd bits in a number.</text:p>
      <text:p text:style-name="P4">e.g. b0 swapped with b1, b2 swapped with b3 and so on.</text:p>
      <text:p text:style-name="P4">unsigned int swap_bits(unsigned int num)</text:p>
      <text:p text:style-name="P4">{</text:p>
      <text:p text:style-name="P4">return (num&gt;&gt;1 &amp; 0x55555555) | (num&lt;&lt;1 &amp; 0xAAAAAAAA);</text:p>
      <text:p text:style-name="P4">}</text:p>
      <text:p text:style-name="P4"/>
      <text:p text:style-name="P4">Write a function to swap odd bits in a number.</text:p>
      <text:p text:style-name="P4">e.g. b1 swapped with b3, b5 swapped with b7 and so on.</text:p>
      <text:p text:style-name="P4">unsigned int swap_odd_bits(unsigned int num)</text:p>
      <text:p text:style-name="P4">{</text:p>
      <text:p text:style-name="P4">return (num&gt;&gt;2 &amp; 0x22222222) |</text:p>
      <text:p text:style-name="P4">(num&lt;&lt;2 &amp; 0x88888888) |</text:p>
      <text:p text:style-name="P4">( num</text:p>
      <text:p text:style-name="P4">&amp; 0x55555555) ;</text:p>
      <text:p text:style-name="P4">}</text:p>
      <text:p text:style-name="P4"/>
      <text:p text:style-name="P4">Write a function to swap even bits in a number.</text:p>
      <text:p text:style-name="P4">e.g. b0 swapped with b2, b4 swapped with b6 and so on.</text:p>
      <text:p text:style-name="P4">unsigned int swap_even_bits(unsigned int num)</text:p>
      <text:p text:style-name="P4">{</text:p>
      <text:p text:style-name="P4">return (num&gt;&gt;2 &amp; 0x11111111) |</text:p>
      <text:p text:style-name="P4">(num&lt;&lt;2 &amp; 0x44444444) |</text:p>
      <text:p text:style-name="P4">( num</text:p>
      <text:p text:style-name="P4">&amp; 0xAAAAAAAA) ;</text:p>
      <text:p text:style-name="P4">}</text:p>
      <text:p text:style-name="P4"/>
      <text:p text:style-name="P4">Write a function to find out the number of 1s in a number.</text:p>
      <text:p text:style-name="P4"><text:soft-page-break/>unsigned int num_of_ones(unsigned int num)</text:p>
      <text:p text:style-name="P4">{</text:p>
      <text:p text:style-name="P4">unsigned int count = 0;</text:p>
      <text:p text:style-name="P4">while (num != 0) {</text:p>
      <text:p text:style-name="P4">num = (num) &amp; (num-1);</text:p>
      <text:p text:style-name="P4">count++;</text:p>
      <text:p text:style-name="P4">}</text:p>
      <text:p text:style-name="P4">return count;</text:p>
      <text:p text:style-name="P4">}</text:p>
      <text:p text:style-name="P4"/>
      <text:p text:style-name="P4">Write a function to check whether the number of 1s present in a number are even or odd.</text:p>
      <text:p text:style-name="P4">enum {</text:p>
      <text:p text:style-name="P4">EVEN,</text:p>
      <text:p text:style-name="P4">ODD</text:p>
      <text:p text:style-name="P4">} even_odd;</text:p>
      <text:p text:style-name="P4">unsigned int check_even_odd_no_of_ones(unsigned int num)</text:p>
      <text:p text:style-name="P4">{if(num_of_ones(num) &amp; 1)</text:p>
      <text:p text:style-name="P4">return ODD;</text:p>
      <text:p text:style-name="P4">else</text:p>
      <text:p text:style-name="P4">return EVEN;</text:p>
      <text:p text:style-name="P4">}</text:p>
      <text:p text:style-name="P4"/>
      <text:p text:style-name="P4">Write a function for finding the first lowest bit set in a number.</text:p>
      <text:p text:style-name="P4">unsigned int first_lowest_bit_set(unsigned int num)</text:p>
      <text:p text:style-name="P4">{</text:p>
      <text:p text:style-name="P4">unsigned int count = 0;</text:p>
      <text:p text:style-name="P4">while(num) {</text:p>
      <text:p text:style-name="P4">count++;</text:p>
      <text:p text:style-name="P4">if(num&amp;1 == 1)</text:p>
      <text:p text:style-name="P4">break;</text:p>
      <text:p text:style-name="P4">num = num &gt;&gt; 1;</text:p>
      <text:p text:style-name="P4">}</text:p>
      <text:p text:style-name="P4">return count;</text:p>
      <text:p text:style-name="P4">}</text:p>
      <text:p text:style-name="P4"/>
      <text:p text:style-name="P4">Write a function for finding the higest bit set in a number.</text:p>
      <text:p text:style-name="P4">unsigned int first_highest_bit_set(unsigned int num)</text:p>
      <text:p text:style-name="P4">{</text:p>
      <text:p text:style-name="P4">unsigned int count = 0;</text:p>
      <text:p text:style-name="P4">while(num) {</text:p>
      <text:p text:style-name="P4">count++;</text:p>
      <text:p text:style-name="P4">if(num&amp;(1&lt;&lt;31) == 1)</text:p>
      <text:p text:style-name="P4">break;</text:p>
      <text:p text:style-name="P4">num = num &lt;&lt; 1;</text:p>
      <text:p text:style-name="P4">}</text:p>
      <text:p text:style-name="P4">return count;</text:p>
      <text:p text:style-name="P4">}</text:p>
      <text:p text:style-name="P4">Write a function for reversing the bits in a number.</text:p>
      <text:p text:style-name="P4"/>
      <text:p text:style-name="P4">unsigned int bit_reverse(unsigned int n)</text:p>
      <text:p text:style-name="P4">{</text:p>
      <text:p text:style-name="P4">unsigned int m = 0, i;</text:p>
      <text:p text:style-name="P4"><text:soft-page-break/>for (i = 0; i &lt; 32; i++) {</text:p>
      <text:p text:style-name="P4">m |= (n &amp; 1) &lt;&lt; (31-i);</text:p>
      <text:p text:style-name="P4">n &gt;&gt;= 1;</text:p>
      <text:p text:style-name="P4">}</text:p>
      <text:p text:style-name="P4">return m;</text:p>
      <text:p text:style-name="P4">}</text:p>
      <text:p text:style-name="P4"/>
      <text:p text:style-name="P4">Write the code for extracting nth to mth bits, where n &lt; m.</text:p>
      <text:p text:style-name="P4">31</text:p>
      <text:p text:style-name="P4">0------------------------</text:p>
      <text:p text:style-name="P4">|</text:p>
      <text:p text:style-name="P4">|</text:p>
      <text:p text:style-name="P4">m</text:p>
      <text:p text:style-name="P4">n</text:p>
      <text:p text:style-name="P4">(num &gt;&gt; n) &amp; ~(~0 &lt;&lt; (m-n+1))</text:p>
      <text:p text:style-name="P4"/>
      <text:p text:style-name="P4">Write the code for toggling nth to mth bits, where n &lt; m.</text:p>
      <text:p text:style-name="P4">e.g.</text:p>
      <text:p text:style-name="P4">4 2</text:p>
      <text:p text:style-name="P4">| |</text:p>
      <text:p text:style-name="P4">10101010 - num</text:p>
      <text:p text:style-name="P4">11111111 ~0</text:p>
      <text:p text:style-name="P4">11111100 (~0&lt;&lt;n)</text:p>
      <text:p text:style-name="P4">00011111 (~0&gt;&gt;(31-m))</text:p>
      <text:p text:style-name="P4">00011100 (~0&lt;&lt;n) &amp; (~0&gt;&gt;(31-m))</text:p>
      <text:p text:style-name="P4">--&gt; mask</text:p>
      <text:p text:style-name="P4">Solution: num ^ ((~0&lt;&lt;n) &amp; (~0&gt;&gt;(31-m)))</text:p>
      <text:p text:style-name="P4"/>
      <text:p text:style-name="P4">Write the code for setting nth to mth bits, where n &lt; m.</text:p>
      <text:p text:style-name="P4">num | ((~0&lt;&lt;n) &amp; (~0&gt;&gt;(31-m)))</text:p>
      <text:p text:style-name="P4"/>
      <text:p text:style-name="P4">Write the code for clearing nth to mth bits, where n &lt; m.</text:p>
      <text:p text:style-name="P4">num &amp; ~((~0&lt;&lt;n) &amp; (~0&gt;&gt;(31-m)))</text:p>
      <text:p text:style-name="P4"/>
      <text:p text:style-name="P4">Write a piece of code for sizeof() implementation.</text:p>
      <text:p text:style-name="P4">#define sizeof(a) ((char *)(&amp;a+1)-(char *)&amp;a)</text:p>
      <text:p text:style-name="P4"/>
      <text:p text:style-name="P4">Explain about ffs and ffz implementations in ARM linux.</text:p>
      <text:p text:style-name="P4">/*</text:p>
      <text:p text:style-name="P4">* On ARMv5 and above those functions can be implemented around</text:p>
      <text:p text:style-name="P4">* the clz instruction for much better code efficiency.</text:p>
      <text:p text:style-name="P4">*/</text:p>
      <text:p text:style-name="P4">static inline int fls(int x)</text:p>
      <text:p text:style-name="P4">{</text:p>
      <text:p text:style-name="P4">int ret;</text:p>
      <text:p text:style-name="P4">if (__builtin_constant_p(x))</text:p>
      <text:p text:style-name="P4">return constant_fls(x);</text:p>
      <text:p text:style-name="P4">asm("clz\t%0, %1" : "=r" (ret) : "r" (x));</text:p>
      <text:p text:style-name="P4">ret = 32 - ret;</text:p>
      <text:p text:style-name="P4">return ret;</text:p>
      <text:p text:style-name="P4">}</text:p>
      <text:p text:style-name="P4">#define __fls(x) (fls(x) - 1)</text:p>
      <text:p text:style-name="P4"><text:soft-page-break/>#define ffs(x) ({ unsigned long __t = (x); fls(__t &amp; -__t); })</text:p>
      <text:p text:style-name="P4">#define __ffs(x) (ffs(x) - 1)#define ffz(x) __ffs( ~(x) )</text:p>
      <text:p text:style-name="P4">Explain about container_of() and offsetof() implementations.</text:p>
      <text:p text:style-name="P4">/**</text:p>
      <text:p text:style-name="P4">* container_of - cast a member of a structure out to the</text:p>
      <text:p text:style-name="P4">containing structure</text:p>
      <text:p text:style-name="P4">* @ptr:</text:p>
      <text:p text:style-name="P4">the pointer to the member.</text:p>
      <text:p text:style-name="P4">* @type:</text:p>
      <text:p text:style-name="P4">the type of the container struct this is embedded</text:p>
      <text:p text:style-name="P4">in.</text:p>
      <text:p text:style-name="P4">* @member:</text:p>
      <text:p text:style-name="P4">the name of the member within the struct.</text:p>
      <text:p text:style-name="P4">*</text:p>
      <text:p text:style-name="P4">*/</text:p>
      <text:p text:style-name="P4">#define container_of(ptr, type, member) ({</text:p>
      <text:p text:style-name="P4">\</text:p>
      <text:p text:style-name="P4">const typeof( ((type *)0)-&gt;member ) *__mptr = (ptr);</text:p>
      <text:p text:style-name="P4">\</text:p>
      <text:p text:style-name="P4">(type *)( (char *)__mptr - offsetof(type,member) );})</text:p>
      <text:p text:style-name="P4">#define offsetof(TYPE, MEMBER) ((size_t) &amp;((TYPE *)0)-&gt;MEMBER)</text:p>
      <text:p text:style-name="P4"/>
      <text:p text:style-name="P4">How to implement bit-wise operations without using bit-wise operators?</text:p>
      <text:p text:style-name="P4"/>
      <text:p text:style-name="P4">/* a ^ b */</text:p>
      <text:p text:style-name="P4">c = 0;</text:p>
      <text:p text:style-name="P4">for (x = 0; x &lt;= 15; ++x) {</text:p>
      <text:p text:style-name="P4">c += c;</text:p>
      <text:p text:style-name="P4">if (a &lt; 0) {</text:p>
      <text:p text:style-name="P4">if (b &gt;= 0) {</text:p>
      <text:p text:style-name="P4">c += 1;</text:p>
      <text:p text:style-name="P4">}</text:p>
      <text:p text:style-name="P4">} else if (b &lt; 0) {</text:p>
      <text:p text:style-name="P4">c += 1;</text:p>
      <text:p text:style-name="P4">}</text:p>
      <text:p text:style-name="P4">a += a;</text:p>
      <text:p text:style-name="P4">b += b;</text:p>
      <text:p text:style-name="P4">}</text:p>
      <text:p text:style-name="P4">/* a &amp; b */</text:p>
      <text:p text:style-name="P4">c = 0;</text:p>
      <text:p text:style-name="P4">for (x = 0; x &lt;= 15; ++x) {</text:p>
      <text:p text:style-name="P4">c += c;</text:p>
      <text:p text:style-name="P4">if (a &lt; 0) {</text:p>
      <text:p text:style-name="P4">if (b &lt; 0) {</text:p>
      <text:p text:style-name="P4">c += 1;</text:p>
      <text:p text:style-name="P4">}</text:p>
      <text:p text:style-name="P4">}</text:p>
      <text:p text:style-name="P4">a += a;</text:p>
      <text:p text:style-name="P4">b += b;</text:p>
      <text:p text:style-name="P4">}/* a | b */</text:p>
      <text:p text:style-name="P4">c = 0;</text:p>
      <text:p text:style-name="P4">for (x = 0; x &lt;= 15; ++x) {</text:p>
      <text:p text:style-name="P4"><text:soft-page-break/>c += c;</text:p>
      <text:p text:style-name="P4">if (a &lt; 0) {</text:p>
      <text:p text:style-name="P4">c += 1;</text:p>
      <text:p text:style-name="P4">} else if (b &lt; 0) {</text:p>
      <text:p text:style-name="P4">c += 1;</text:p>
      <text:p text:style-name="P4">}</text:p>
      <text:p text:style-name="P4">a += a;</text:p>
      <text:p text:style-name="P4">b += b;</text:p>
      <text:p text:style-name="P4">}</text:p>
      <text:p text:style-name="P4"/>
      <text:p text:style-name="P2">Data Structures</text:p>
      <text:p text:style-name="P4"/>
      <text:p text:style-name="P4">Write a program for reversing a singly linked list?</text:p>
      <text:p text:style-name="P4"/>
      <text:p text:style-name="P4">struct node {</text:p>
      <text:p text:style-name="P4">int data;</text:p>
      <text:p text:style-name="P4">struct node *next;</text:p>
      <text:p text:style-name="P4">}</text:p>
      <text:p text:style-name="P4">void reverse(struct node **head)</text:p>
      <text:p text:style-name="P4">{</text:p>
      <text:p text:style-name="P4"><text:tab/>struct node *t0, *t1, *t2 = NULL;</text:p>
      <text:p text:style-name="P4"><text:tab/>t0 = *head;</text:p>
      <text:p text:style-name="P4"><text:tab/>while(t0 != NULL) </text:p>
      <text:p text:style-name="P4"><text:tab/>{</text:p>
      <text:p text:style-name="P4"><text:tab/><text:tab/>t1 = t2;</text:p>
      <text:p text:style-name="P4"><text:tab/><text:tab/>t2 = t0;</text:p>
      <text:p text:style-name="P4"><text:tab/><text:tab/>t0 = t0-&gt;next;</text:p>
      <text:p text:style-name="P4"><text:tab/><text:tab/>t2-&gt;next = t1;</text:p>
      <text:p text:style-name="P4"><text:tab/>}</text:p>
      <text:p text:style-name="P4"><text:tab/>*head = t2;</text:p>
      <text:p text:style-name="P4">}</text:p>
      <text:p text:style-name="P4"/>
      <text:p text:style-name="P4">Write a program for a singly linked list (insert, delete, count, search etc functions).</text:p>
      <text:p text:style-name="P4">Write a program for a doubly linked list (insert, delete, count, search etc functions).</text:p>
      <text:p text:style-name="P4">Write a program for a circular singly linked list (insert, delete, count, search etc functions).</text:p>
      <text:p text:style-name="P4">Write a program for a circular doubly linked list (insert, delete, count, search etc functions).</text:p>
      <text:p text:style-name="P4">Write a program for binary tree implementation.</text:p>
      <text:p text:style-name="P4">You are given a pointer to a node (not the tail node) in a singly linked list. Delete that node from the</text:p>
      <text:p text:style-name="P4">linked list. Write code in C.</text:p>
      <text:p text:style-name="P4">How to check whether a linked list is circular or not?</text:p>
      <text:p text:style-name="P4">How would you find a loop in a singly linked list?</text:p>
      <text:p text:style-name="P4">Write a c program for reversing a singly linked list.</text:p>
      <text:p text:style-name="P4">Given two singly linked list, find if they are intersecting. Do this in single iteration. Also find the</text:p>
      <text:p text:style-name="P4">intersecting node in O(n) time and O(1) space. By intersection I mean intersection by reference not</text:p>
      <text:p text:style-name="P4">by value.</text:p>
      <text:p text:style-name="P4">Solution</text:p>
      <text:p text:style-name="P4">Write a c program to get the intersection point of two singly linked lists.</text:p>
      <text:p text:style-name="P4">Solution 1 Solution 2</text:p>
      <text:p text:style-name="P4">Sorting Techniques</text:p>
      <text:p text:style-name="P4">Name some of the sorting techniques.</text:p>
      <text:p text:style-name="P4">Bubble sort, Quick sort, Merge sort, Insetion sort, Quick sort etc</text:p>
      <text:p text:style-name="P4">Write a program for Quick sort implementation.</text:p>
      <text:p text:style-name="P4"><text:soft-page-break/>Write a program for Bubble sort implementation.</text:p>
      <text:p text:style-name="P4"/>
      <text:p text:style-name="P1">Question: There are 2 link lists merging at some node. Find the node, where these 2 lists merge</text:p>
      <text:p text:style-name="P1">Answer: We should have one fact in mind that</text:p>
      <text:p text:style-name="P1">merging node is found by comparing the address (not value) of the nodes. Since we have 2 different</text:p>
      <text:p text:style-name="P1">lists, one way is to have 2 for loops and compare addresses of all the possible nodes. This solution</text:p>
      <text:p text:style-name="P1">is O(mn) where 'm' and 'n' are lengths of given lists.</text:p>
      <text:p text:style-name="P1">If length of 2 lists are of equal length, we can traverse both the lists one node at a time and find the</text:p>
      <text:p text:style-name="P1">common node. But since lengths may not be same, we first find a node in bigger list, from where</text:p>
      <text:p text:style-name="P1">we have length same as that of smaller list. For this, first we need to find the length of both the lists,</text:p>
      <text:p text:style-name="P1">then move ahead the difference in bigger list and then match nodes in parallel.</text:p>
      <text:p text:style-name="P1">Algorithm:</text:p>
      <text:p text:style-name="P1">1. Find length (len1) of first link list.</text:p>
      <text:p text:style-name="P1">2. Find length (len2) of second link list.3. find diff = abs(len1 – len2)</text:p>
      <text:p text:style-name="P1">4. Traverse the bigger list from the first node till 'diff' nodes. Now we have two lists,</text:p>
      <text:p text:style-name="P1">which have equal no of nodes.</text:p>
      <text:p text:style-name="P1">5. Traverse both the lists in parallel till we come across a common node.</text:p>
      <text:p text:style-name="P1"/>
      <text:p text:style-name="P1">Code:</text:p>
      <text:p text:style-name="P1">view plainprint?</text:p>
      <text:p text:style-name="P1">struct node* findMergeNode(struct node* list1, struct node* list2)</text:p>
      <text:p text:style-name="P1">{</text:p>
      <text:p text:style-name="P1"><text:tab/>int len1, len2, diff;</text:p>
      <text:p text:style-name="P1"><text:tab/>struct node* head1 = list1;</text:p>
      <text:p text:style-name="P1"><text:tab/>struct node* head2 = list2;</text:p>
      <text:p text:style-name="P1"><text:tab/>len1 = getlength(head1);</text:p>
      <text:p text:style-name="P1"><text:tab/>len2 = getlength(head2);</text:p>
      <text:p text:style-name="P1"><text:tab/>diff = len1 - len2;</text:p>
      <text:p text:style-name="P1"><text:tab/>if (len1 &lt; len2)</text:p>
      <text:p text:style-name="P1"><text:tab/>{</text:p>
      <text:p text:style-name="P1"><text:tab/><text:tab/>head1 = list2;</text:p>
      <text:p text:style-name="P1"><text:tab/><text:tab/>head2 = list1;</text:p>
      <text:p text:style-name="P1"><text:tab/><text:tab/>diff = len2 - len1;</text:p>
      <text:p text:style-name="P1"/>
      <text:p text:style-name="P1"><text:tab/>}</text:p>
      <text:p text:style-name="P1"><text:tab/>for(int i = 0; i &lt; diff; i++)</text:p>
      <text:p text:style-name="P1"><text:tab/>head1 = head1-&gt;next;</text:p>
      <text:p text:style-name="P1"><text:tab/>while(head1 != NULL &amp;&amp; head2 != NULL)</text:p>
      <text:p text:style-name="P1"><text:tab/>{</text:p>
      <text:p text:style-name="P1"><text:tab/><text:tab/>if(head1 == head2)</text:p>
      <text:p text:style-name="P1"><text:tab/><text:tab/>return head1-&gt;data;</text:p>
      <text:p text:style-name="P1"><text:tab/><text:tab/>head1= head1-&gt;next;</text:p>
      <text:p text:style-name="P1"><text:tab/><text:tab/>head2= head2-&gt;next;</text:p>
      <text:p text:style-name="P1"/>
      <text:p text:style-name="P1"><text:tab/>}</text:p>
      <text:p text:style-name="P1"><text:tab/>return NULL;</text:p>
      <text:p text:style-name="P1">}</text:p>
      <text:p text:style-name="P1"/>
      <text:p text:style-name="P5">Can the value of a constant be modified?</text:p>
      <text:p text:style-name="P5">Well, Yes. This is because of the fact that the keyword ‘const’ puts a restriction only on the name of</text:p>
      <text:p text:style-name="P5">the variable. This means that the value of the variable ‘count’ cannot be changed through its name</text:p>
      <text:p text:style-name="P5">but through any other way that does not involve the variable name, yes the value can be changed.</text:p>
      <text:p text:style-name="P5"><text:soft-page-break/>For example, we can use pointers to achieve the same. Following is a proof of concept for this :</text:p>
      <text:p text:style-name="P5">#include</text:p>
      <text:p text:style-name="P5">int main(void)</text:p>
      <text:p text:style-name="P5">{</text:p>
      <text:p text:style-name="P5">const int count = 0;</text:p>
      <text:p text:style-name="P5">int *ptr = &amp;count;</text:p>
      <text:p text:style-name="P5">*ptr = 6;</text:p>
      <text:p text:style-name="P5">printf("%d\n", count);</text:p>
      <text:p text:style-name="P5">return 0;</text:p>
      <text:p text:style-name="P5">}</text:p>
      <text:p text:style-name="P5"/>
      <text:p text:style-name="P5">simple rules about postfix ++, prefix ++ and * (dereference) operators</text:p>
      <text:p text:style-name="P5"/>
      <text:p text:style-name="P5">1) Precedence of prefix ++ and * is same. Associativity of both is right to left.</text:p>
      <text:p text:style-name="P5">2) Precedence of postfix ++ is higher than both * and prefix ++. Associativity of postfix ++</text:p>
      <text:p text:style-name="P5">is left to right.</text:p>
      <text:p text:style-name="P5">++*p -&gt; The expression ++*p has two operators of same precedence, so compiler looks for</text:p>
      <text:p text:style-name="P5">assoiativity. Associativity of operators is right to left. Therefore the expression is treated as ++(*p).</text:p>
      <text:p text:style-name="P5">The expression *p++ is treated as *(p++) as the precedence of postfix ++ is higher than *.</text:p>
      <text:p text:style-name="P5">The expression *++p has two operators of same precedence, so compiler looks for assoiativity.</text:p>
      <text:p text:style-name="P5">Associativity of operators is right to left.Therefore the expression is treated as *(++p)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1:43:55.630858212</meta:creation-date>
    <dc:date>2015-09-28T02:07:25.167465052</dc:date>
    <meta:editing-duration>PT23M29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7" meta:paragraph-count="301" meta:word-count="1686" meta:character-count="8688" meta:non-whitespace-character-count="7258"/>
  </office:meta>
</office:document-meta>
</file>